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 Ligh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Calibri Light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1" table:number-columns-repeated="3"/>
          <table:table-cell table:style-name="ce1" office:value-type="string">
            <text:p>Syste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table:formula="of:=-[.B2]" office:value-type="float" office:value="-72">
            <text:p>-72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Terra</text:p>
          </table:table-cell>
          <table:table-cell office:value-type="float" office:value="20">
            <text:p>20</text:p>
          </table:table-cell>
          <table:table-cell office:value-type="float" office:value="-80">
            <text:p>-80</text:p>
          </table:table-cell>
          <table:table-cell/>
          <table:table-cell table:formula="of:=[.H2]*[.$J$11]+[.$J$12]" office:value-type="float" office:value="-370">
            <text:p>-370</text:p>
          </table:table-cell>
          <table:table-cell table:formula="of:=[.I2]*[.$J$14]+[.$J$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formula="of:=-[.B3]" office:value-type="float" office:value="-58">
            <text:p>-58</text:p>
          </table:table-cell>
          <table:table-cell office:value-type="string">
            <text:p>x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Omega</text:p>
          </table:table-cell>
          <table:table-cell office:value-type="float" office:value="57.5">
            <text:p>57.5</text:p>
          </table:table-cell>
          <table:table-cell office:value-type="float" office:value="-58">
            <text:p>-58</text:p>
          </table:table-cell>
          <table:table-cell/>
          <table:table-cell table:formula="of:=[.H3]*[.$J$11]+[.$J$12]" office:value-type="float" office:value="-182.5">
            <text:p>-182.5</text:p>
          </table:table-cell>
          <table:table-cell table:formula="of:=[.I3]*[.$J$14]+[.$J$15]" office:value-type="float" office:value="110">
            <text:p>110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formula="of:=-[.B4]" office:value-type="float" office:value="-58">
            <text:p>-58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Beta</text:p>
          </table:table-cell>
          <table:table-cell office:value-type="float" office:value="57.5">
            <text:p>57.5</text:p>
          </table:table-cell>
          <table:table-cell office:value-type="float" office:value="-102">
            <text:p>-102</text:p>
          </table:table-cell>
          <table:table-cell/>
          <table:table-cell table:formula="of:=[.H4]*[.$J$11]+[.$J$12]" office:value-type="float" office:value="-182.5">
            <text:p>-182.5</text:p>
          </table:table-cell>
          <table:table-cell table:formula="of:=[.I4]*[.$J$14]+[.$J$15]" office:value-type="float" office:value="-110">
            <text:p>-110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2">
            <text:p>102</text:p>
          </table:table-cell>
          <table:table-cell table:formula="of:=-[.B5]" office:value-type="float" office:value="-102">
            <text:p>-102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Ares</text:p>
          </table:table-cell>
          <table:table-cell office:value-type="float" office:value="120">
            <text:p>120</text:p>
          </table:table-cell>
          <table:table-cell office:value-type="float" office:value="-44.5">
            <text:p>-44.5</text:p>
          </table:table-cell>
          <table:table-cell/>
          <table:table-cell table:formula="of:=[.H5]*[.$J$11]+[.$J$12]" office:value-type="float" office:value="130">
            <text:p>130</text:p>
          </table:table-cell>
          <table:table-cell table:formula="of:=[.I5]*[.$J$14]+[.$J$15]" office:value-type="float" office:value="177.5">
            <text:p>177.5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2">
            <text:p>102</text:p>
          </table:table-cell>
          <table:table-cell table:formula="of:=-[.B6]" office:value-type="float" office:value="-102">
            <text:p>-102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Pacifica</text:p>
          </table:table-cell>
          <table:table-cell office:value-type="float" office:value="171">
            <text:p>171</text:p>
          </table:table-cell>
          <table:table-cell office:value-type="float" office:value="-29.5">
            <text:p>-29.5</text:p>
          </table:table-cell>
          <table:table-cell/>
          <table:table-cell table:formula="of:=[.H6]*[.$J$11]+[.$J$12]" office:value-type="float" office:value="385">
            <text:p>385</text:p>
          </table:table-cell>
          <table:table-cell table:formula="of:=[.I6]*[.$J$14]+[.$J$15]" office:value-type="float" office:value="252.5">
            <text:p>252.5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table:formula="of:=-[.B7]" office:value-type="float" office:value="-88">
            <text:p>-88</text:p>
          </table:table-cell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Concordia</text:p>
          </table:table-cell>
          <table:table-cell office:value-type="float" office:value="151">
            <text:p>151</text:p>
          </table:table-cell>
          <table:table-cell office:value-type="float" office:value="-81">
            <text:p>-81</text:p>
          </table:table-cell>
          <table:table-cell/>
          <table:table-cell table:formula="of:=[.H7]*[.$J$11]+[.$J$12]" office:value-type="float" office:value="285">
            <text:p>285</text:p>
          </table:table-cell>
          <table:table-cell table:formula="of:=[.I7]*[.$J$14]+[.$J$15]" office:value-type="float" office:value="-5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Itlantia</text:p>
          </table:table-cell>
          <table:table-cell office:value-type="float" office:value="152">
            <text:p>152</text:p>
          </table:table-cell>
          <table:table-cell office:value-type="float" office:value="-103">
            <text:p>-103</text:p>
          </table:table-cell>
          <table:table-cell/>
          <table:table-cell table:formula="of:=[.H8]*[.$J$11]+[.$J$12]" office:value-type="float" office:value="290">
            <text:p>290</text:p>
          </table:table-cell>
          <table:table-cell table:formula="of:=[.I8]*[.$J$14]+[.$J$15]" office:value-type="float" office:value="-115">
            <text:p>-115</text:p>
          </table:table-cell>
          <table:table-cell table:number-columns-repeated="101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table:formula="of:=-[.B9]" office:value-type="float" office:value="-48">
            <text:p>-48</text:p>
          </table:table-cell>
          <table:table-cell office:value-type="string">
            <text:p>x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Herme</text:p>
          </table:table-cell>
          <table:table-cell office:value-type="float" office:value="100">
            <text:p>100</text:p>
          </table:table-cell>
          <table:table-cell office:value-type="float" office:value="-118">
            <text:p>-118</text:p>
          </table:table-cell>
          <table:table-cell/>
          <table:table-cell table:formula="of:=[.H9]*[.$J$11]+[.$J$12]" office:value-type="float" office:value="30">
            <text:p>30</text:p>
          </table:table-cell>
          <table:table-cell office:value-type="string">
            <text:p><text:s text:c="2"/>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table:formula="of:=-[.B10]" office:value-type="float" office:value="-43">
            <text:p>-43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6">
            <text:p>46</text:p>
          </table:table-cell>
          <table:table-cell table:formula="of:=-[.B11]" office:value-type="float" office:value="-46">
            <text:p>-46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 table:formula="of:=-[.B12]" office:value-type="float" office:value="-74">
            <text:p>-74</text:p>
          </table:table-cell>
          <table:table-cell office:value-type="string">
            <text:p>x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-470">
            <text:p>-470</text:p>
          </table:table-cell>
          <table:table-cell table:number-columns-repeated="101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table:formula="of:=-[.B13]" office:value-type="float" office:value="-74">
            <text:p>-74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0">
            <text:p>30</text:p>
          </table:table-cell>
          <table:table-cell table:formula="of:=-[.B14]" office:value-type="float" office:value="-30">
            <text:p>-30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00">
            <text:p>400</text:p>
          </table:table-cell>
          <table:table-cell table:number-columns-repeated="101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8">
            <text:p>88</text:p>
          </table:table-cell>
          <table:table-cell table:formula="of:=-[.B16]" office:value-type="float" office:value="-88">
            <text:p>-88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7">
            <text:p>97</text:p>
          </table:table-cell>
          <table:table-cell table:formula="of:=-[.B17]" office:value-type="float" office:value="-97">
            <text:p>-97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9">
            <text:p>109</text:p>
          </table:table-cell>
          <table:table-cell table:formula="of:=-[.B18]" office:value-type="float" office:value="-109">
            <text:p>-109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table:formula="of:=-[.B19]" office:value-type="float" office:value="-116">
            <text:p>-116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">
            <text:p>29</text:p>
          </table:table-cell>
          <table:table-cell table:formula="of:=-[.B20]" office:value-type="float" office:value="-29">
            <text:p>-29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table:formula="of:=-[.B21]" office:value-type="float" office:value="-36">
            <text:p>-36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table:formula="of:=-[.B23]" office:value-type="float" office:value="-117">
            <text:p>-117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  <draw:frame table:end-cell-address="Sheet1.I56" table:end-x="0.7024in" table:end-y="0.0106in" draw:z-index="0" draw:style-name="gr1" draw:text-style-name="P1" svg:width="7.8142in" svg:height="5.0685in" svg:x="0.0004in" svg:y="0.1004in">
              <draw:object draw:notify-on-update-of-ranges="Sheet1.G2:Sheet1.G9 Sheet1.A2:Sheet1.A26 Sheet1.C1:Sheet1.C1 Sheet1.C2:Sheet1.C26 Sheet1.H2:Sheet1.H9 Sheet1.G1:Sheet1.G1 Sheet1.I2:Sheet1.I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113">
            <text:p>113</text:p>
          </table:table-cell>
          <table:table-cell table:formula="of:=-[.B24]" office:value-type="float" office:value="-113">
            <text:p>-113</text:p>
          </table:table-cell>
          <table:table-cell office:value-type="string">
            <text:p>x</text:p>
          </table:table-cell>
          <table:table-cell table:number-columns-repeated="5"/>
          <table:table-cell>
            <draw:frame table:end-cell-address="Sheet1.S56" table:end-x="0.1098in" table:end-y="0.0315in" draw:z-index="1" draw:style-name="gr1" draw:text-style-name="P1" svg:width="8.1in" svg:height="5.1252in" svg:x="0.011in" svg:y="0.0646in">
              <draw:object draw:notify-on-update-of-ranges="Sheet1.K25:Sheet1.K25 Sheet1.G2:Sheet1.G9 Sheet1.K2:Sheet1.K9 Sheet1.L2:Sheet1.L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"/>
          <table:table-cell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12/08/2019</text:date>, <text:time>23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2:12:42.06</meta:creation-date>
    <dc:date>2019-12-08T23:48:06.47</dc:date>
    <meta:editing-duration>PT1H5M2S</meta:editing-duration>
    <meta:editing-cycles>3</meta:editing-cycles>
    <meta:generator>OpenOffice/4.1.2$Win32 OpenOffice.org_project/412m3$Build-9782</meta:generator>
    <meta:document-statistic meta:table-count="3" meta:cell-count="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49cm" svg:height="12.875cm" xlink:href=".." xlink:type="simple" chart:class="chart:scatter" chart:style-name="ch1">
        <chart:legend chart:legend-position="end" svg:x="17.903cm" svg:y="5.863cm" style:legend-expansion="high" chart:style-name="ch2"/>
        <chart:plot-area chart:style-name="ch3" table:cell-range-address="Sheet1.G1:Sheet1.G9 Sheet1.A2:Sheet1.A26 Sheet1.C1:Sheet1.C26 Sheet1.I2:Sheet1.I9" chart:data-source-has-labels="both" svg:x="0.343cm" svg:y="1.038cm" svg:width="17.492cm" svg:height="11.384cm">
          <chartooo:coordinate-region svg:x="1.255cm" svg:y="1.251cm" svg:width="16.3cm" svg:height="10.959cm"/>
          <chart:axis chart:dimension="x" chart:name="primary-x" chart:style-name="ch4" chartooo:axis-type="auto">
            <chart:categories table:cell-range-address="Sheet1.G2:Sheet1.G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label-cell-address="Sheet1.C1:Sheet1.C1" chart:class="chart:scatter">
            <chart:domain table:cell-range-address="Sheet1.A2:Sheet1.A26"/>
            <chart:data-point chart:repeated="25"/>
          </chart:series>
          <chart:series chart:style-name="ch7" chart:values-cell-range-address="Sheet1.I2:Sheet1.I9" chart:label-cell-address="Sheet1.G1:Sheet1.G1" chart:class="chart:scatter">
            <chart:domain table:cell-range-address="Sheet1.H2:Sheet1.H9"/>
            <chart:data-point chart:repeated="2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ystem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rra</text:p>
                <draw:g>
                  <svg:desc>Sheet1.G2:Sheet1.G9</svg:desc>
                </draw:g>
              </table:table-cell>
              <table:table-cell office:value-type="float" office:value="29">
                <text:p>29</text:p>
                <draw:g>
                  <svg:desc>Sheet1.A2:Sheet1.A26</svg:desc>
                </draw:g>
              </table:table-cell>
              <table:table-cell office:value-type="float" office:value="-72">
                <text:p>-72</text:p>
                <draw:g>
                  <svg:desc>Sheet1.C2:Sheet1.C26</svg:desc>
                </draw:g>
              </table:table-cell>
              <table:table-cell office:value-type="float" office:value="20">
                <text:p>20</text:p>
                <draw:g>
                  <svg:desc>Sheet1.H2:Sheet1.H9</svg:desc>
                </draw:g>
              </table:table-cell>
              <table:table-cell office:value-type="float" office:value="-80">
                <text:p>-80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Omega</text:p>
              </table:table-cell>
              <table:table-cell office:value-type="float" office:value="51">
                <text:p>51</text:p>
              </table:table-cell>
              <table:table-cell office:value-type="float" office:value="-58">
                <text:p>-58</text:p>
              </table:table-cell>
              <table:table-cell office:value-type="float" office:value="57.5">
                <text:p>57.5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Beta</text:p>
              </table:table-cell>
              <table:table-cell office:value-type="float" office:value="64">
                <text:p>64</text:p>
              </table:table-cell>
              <table:table-cell office:value-type="float" office:value="-58">
                <text:p>-58</text:p>
              </table:table-cell>
              <table:table-cell office:value-type="float" office:value="57.5">
                <text:p>57.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Ares</text:p>
              </table:table-cell>
              <table:table-cell office:value-type="float" office:value="64">
                <text:p>64</text:p>
              </table:table-cell>
              <table:table-cell office:value-type="float" office:value="-102">
                <text:p>-102</text:p>
              </table:table-cell>
              <table:table-cell office:value-type="float" office:value="120">
                <text:p>120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string">
                <text:p>Pacifica</text:p>
              </table:table-cell>
              <table:table-cell office:value-type="float" office:value="51">
                <text:p>51</text:p>
              </table:table-cell>
              <table:table-cell office:value-type="float" office:value="-102">
                <text:p>-102</text:p>
              </table:table-cell>
              <table:table-cell office:value-type="float" office:value="171">
                <text:p>171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Concordia</text:p>
              </table:table-cell>
              <table:table-cell office:value-type="float" office:value="29">
                <text:p>29</text:p>
              </table:table-cell>
              <table:table-cell office:value-type="float" office:value="-88">
                <text:p>-88</text:p>
              </table:table-cell>
              <table:table-cell office:value-type="float" office:value="151">
                <text:p>15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Itlant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Herme</text:p>
              </table:table-cell>
              <table:table-cell office:value-type="float" office:value="79">
                <text:p>79</text:p>
              </table:table-cell>
              <table:table-cell office:value-type="float" office:value="-48">
                <text:p>-48</text:p>
              </table:table-cell>
              <table:table-cell office:value-type="float" office:value="100">
                <text:p>10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-109">
                <text:p>-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-116">
                <text:p>-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-113">
                <text:p>-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75cm" svg:height="13.019cm" xlink:href=".." xlink:type="simple" chart:class="chart:scatter" chart:column-mapping="0" chart:style-name="ch1">
        <chart:legend chart:legend-position="end" svg:x="18.365cm" svg:y="6.197cm" style:legend-expansion="high" chart:style-name="ch2"/>
        <chart:plot-area chart:style-name="ch3" table:cell-range-address="Sheet1.K25:Sheet1.K25 Sheet1.G2:Sheet1.G9 Sheet1.K2:Sheet1.L9" chart:data-source-has-labels="both" svg:x="0.861cm" svg:y="1.175cm" svg:width="16.682cm" svg:height="11.164cm">
          <chartooo:coordinate-region svg:x="1.192cm" svg:y="1.387cm" svg:width="16.071cm" svg:height="10.74cm"/>
          <chart:axis chart:dimension="x" chart:name="primary-x" chart:style-name="ch4" chartooo:axis-type="auto">
            <chart:categories table:cell-range-address="Sheet1.G2:Sheet1.G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9" chart:class="chart:scatter">
            <chart:domain table:cell-range-address="Sheet1.K2:Sheet1.K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Terra</text:p>
                <draw:g>
                  <svg:desc>Sheet1.G2:Sheet1.G9</svg:desc>
                </draw:g>
              </table:table-cell>
              <table:table-cell office:value-type="float" office:value="-370">
                <text:p>-370</text:p>
                <draw:g>
                  <svg:desc>Sheet1.K2:Sheet1.K9</svg:desc>
                </draw:g>
              </table:table-cell>
              <table:table-cell office:value-type="float" office:value="0">
                <text:p>0</text:p>
                <draw:g>
                  <svg:desc>Sheet1.L2:Sheet1.L9</svg:desc>
                </draw:g>
              </table:table-cell>
            </table:table-row>
            <table:table-row>
              <table:table-cell office:value-type="string">
                <text:p>Omega</text:p>
              </table:table-cell>
              <table:table-cell office:value-type="float" office:value="-182.5">
                <text:p>-182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Beta</text:p>
              </table:table-cell>
              <table:table-cell office:value-type="float" office:value="-182.5">
                <text:p>-182.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Ares</text:p>
              </table:table-cell>
              <table:table-cell office:value-type="float" office:value="130">
                <text:p>13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Pacifica</text:p>
              </table:table-cell>
              <table:table-cell office:value-type="float" office:value="385">
                <text:p>38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Concordia</text:p>
              </table:table-cell>
              <table:table-cell office:value-type="float" office:value="285">
                <text:p>28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Itlantia</text:p>
              </table:table-cell>
              <table:table-cell office:value-type="float" office:value="290">
                <text:p>29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Herm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